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ilder.setCacheResolver( String cache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eOperation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setCacheNames( String ... cacheNam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uilder.setCacheManager( String cach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eOperation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Operatio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Operation.getCach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setKeyGenerator( String keyGene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ilder.getOperation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uilder.getKeyGen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Operation.getCach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Operation.getCach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setCondition( String cond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eOperation.getKeyGen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Operation.getCond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Operation.CacheOperation( Builder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uilder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getCach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setKey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ilder.getCach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Operat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Operation.equals( @ Nullable Object oth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getCach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setCacheName( String cach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ilder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